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2e8a" officeooo:paragraph-rsid="00092e8a"/>
    </style:style>
    <style:style style:name="P2" style:family="paragraph" style:parent-style-name="Standard">
      <style:text-properties fo:font-weight="bold" officeooo:rsid="00092e8a" officeooo:paragraph-rsid="00092e8a" style:font-weight-asian="bold" style:font-weight-complex="bold"/>
    </style:style>
    <style:style style:name="P3" style:family="paragraph" style:parent-style-name="Standard">
      <style:text-properties fo:font-weight="bold" officeooo:rsid="000afccb" officeooo:paragraph-rsid="000afccb" style:font-weight-asian="bold" style:font-weight-complex="bold"/>
    </style:style>
    <style:style style:name="P4" style:family="paragraph" style:parent-style-name="Standard">
      <style:text-properties fo:font-weight="normal" officeooo:rsid="00092e8a" officeooo:paragraph-rsid="00092e8a" style:font-weight-asian="normal" style:font-weight-complex="normal"/>
    </style:style>
    <style:style style:name="P5" style:family="paragraph" style:parent-style-name="Standard">
      <style:text-properties fo:font-weight="normal" officeooo:rsid="000afccb" officeooo:paragraph-rsid="000afccb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comparativo</text:p>
      <text:p text:style-name="P1"/>
      <text:p text:style-name="P1">A partir del cuadro comparativo con aplicaciones similares (ver archivo adjunto). Fue posible realizar el siguiente análisis con el objetivo de divisar posibles ventajas competitivas para implementar en nuestro producto.</text:p>
      <text:p text:style-name="P1"/>
      <text:p text:style-name="P1">Tomando los items comparativos más relevantes:</text:p>
      <text:p text:style-name="P1"/>
      <text:p text:style-name="P2">- Operan a nivel global?</text:p>
      <text:p text:style-name="P1"/>
      <text:p text:style-name="P1"><draw:frame draw:style-name="fr1" draw:name="Object1" text:anchor-type="paragraph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Podemos apreciar que la mayor parte de la competencia opera a nivel global.</text:p>
      <text:p text:style-name="P1"/>
      <text:p text:style-name="P2">- Son de uso gratuito?</text:p>
      <text:p text:style-name="P2"/>
      <text:p text:style-name="P2"><draw:frame draw:style-name="fr1" draw:name="Object2" text:anchor-type="paragraph" svg:width="4.8756in" svg:height="2.57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odemos apreciar que la mayor parte de las aplicaciones se ofrecen de modo gratuito a sus usuarios.</text:p>
      <text:p text:style-name="P4"/>
      <text:p text:style-name="P2"><text:soft-page-break/>- Disponibilidad para plataformas (iOS, Windows y Android), chat dentro de la aplicación</text:p>
      <text:p text:style-name="P4"/>
      <text:p text:style-name="P4"><draw:frame draw:style-name="fr1" draw:name="Object3" text:anchor-type="paragraph" svg:width="4.8756in" svg:height="2.568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odemos ver que las aplicaciones tienen una alta disponibilidad para las plataformas de Android y iOS. Sin embargo, son muy pocas las que ofrecen su servicio para Windows Phone. Es posible apreciar que sólo la mitad de las aplicaciones ofrecen servicio de Chat para sus usuarios.</text:p>
      <text:p text:style-name="P4"/>
      <text:p text:style-name="P2">- Peso de la aplicación (MB)</text:p>
      <text:p text:style-name="P4"/>
      <text:p text:style-name="P4"/>
      <text:p text:style-name="P4"><draw:frame draw:style-name="fr1" draw:name="Object4" text:anchor-type="paragraph" svg:width="6.3583in" svg:height="3.754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5">Podemos apreciar que en promedio las aplicaciones utilizan 19,5 MB de almacenamiento para su descarga.</text:p>
      <text:p text:style-name="P5"/>
      <text:p text:style-name="P5"/>
      <text:p text:style-name="P3"><text:soft-page-break/>Análisis</text:p>
      <text:p text:style-name="P3"/>
      <text:p text:style-name="P5">De lo anterior es posible determinar que nuestra aplicación requiere de los siguientes items para ser competitiva dentro del mercado:</text:p>
      <text:p text:style-name="P5"/>
      <text:p text:style-name="P5">- Operar preferiblemente a nivel global (opcional), pues tenemos un mercado objetivo en Colombia.</text:p>
      <text:p text:style-name="P5">- Debe ser de uso gratuito.</text:p>
      <text:p text:style-name="P5">- Debe ofrecer servicio de Chat para los usuarios.</text:p>
      <text:p text:style-name="P5">- No debe superar los 20 Mb de peso.</text:p>
      <text:p text:style-name="P5"/>
      <text:p text:style-name="P5">Como ventaja, podemos apreciar que muy pocas aplicaciones están disponibles para la plataforma Windows, sería ideal ofrecerla para esta platafor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07:57:09.783700515</meta:creation-date>
    <dc:date>2017-03-10T08:15:13.013188928</dc:date>
    <meta:editing-duration>PT7M52S</meta:editing-duration>
    <meta:editing-cycles>1</meta:editing-cycles>
    <meta:document-statistic meta:table-count="0" meta:image-count="0" meta:object-count="4" meta:page-count="3" meta:paragraph-count="18" meta:word-count="237" meta:character-count="1500" meta:non-whitespace-character-count="1281"/>
    <meta:generator>LibreOffice/5.2.3.3$Linux_X86_64 LibreOffice_project/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series-source="rows" chart:right-angled-axes="tru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circle" chart:style-name="ch1">
        <chart:title svg:x="7.096cm" svg:y="0.315cm" chart:style-name="ch2">
          <text:p>Globales</text:p>
        </chart:title>
        <chart:subtitle svg:x="5.23cm" svg:y="1.273cm" chart:style-name="ch3">
          <text:p>Apps que trabajan a nivel global</text:p>
        </chart:subtitle>
        <chart:legend chart:legend-position="end" svg:x="14.821cm" svg:y="3.951cm" style:legend-expansion="high" chart:style-name="ch4"/>
        <chart:plot-area chart:style-name="ch5" chart:data-source-has-labels="both" svg:x="0.319cm" svg:y="2.135cm" svg:width="14.183cm" svg:height="6.68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1.841cm" svg:y="2.135cm" svg:width="11.139cm" svg:height="6.685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text">
            <chart:categories table:cell-range-address="local-table.$B$1:.$C$1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local-table.$B$2:.$C$2" chart:label-cell-address="local-table.$A$2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 </text:p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Row 38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avoid-overlap" chart:pie-offset="2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solid-type="cuboid"/>
      <style:graphic-properties draw:fill-color="#4f81bd"/>
    </style:style>
    <style:style style:name="ch10" style:family="chart">
      <style:chart-properties chart:solid-type="cuboid"/>
      <style:graphic-properties draw:fill-color="#c0504d"/>
    </style:style>
    <style:style style:name="ch11" style:family="chart">
      <style:graphic-properties draw:fill="solid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2.384cm" svg:height="6.533cm" xlink:href="." xlink:type="simple" chart:class="chart:circle" chart:style-name="ch1">
        <chart:title svg:x="5.019cm" svg:y="0.266cm" chart:style-name="ch2">
          <text:p>Gratuita</text:p>
        </chart:title>
        <chart:legend chart:legend-position="end" svg:x="11.232cm" svg:y="2.771cm" style:legend-expansion="high" chart:style-name="ch3"/>
        <chart:plot-area chart:style-name="ch4" chart:data-source-has-labels="both" svg:x="0.247cm" svg:y="1.413cm" svg:width="10.738cm" svg:height="4.99cm" dr3d:transform="matrix (0.906306771049825 0 -0.42262044052464 -0.397133436789429 0.342019314862105 -0.851650058207638 0.144544353514958 0.939692922321572 0.30997442088934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1.166cm" svg:y="1.648cm" svg:width="8.9cm" svg:height="4.755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local-table.$B$1:.$C$1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local-table.$B$2:.$C$2" chart:label-cell-address="local-table.$A$2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</text:p>
              </table:table-cell>
              <table:table-cell office:value-type="string">
                <text:p>No</text:p>
              </table:table-cell>
            </table:table-row>
          </table:table-header-rows>
          <table:table-rows>
            <table:table-row>
              <table:table-cell office:value-type="string">
                <text:p>Gratuita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stroke="solid" svg:stroke-width="0.026cm" svg:stroke-color="#878787" draw:fill="none" draw:fill-color="#d9d9d9"/>
    </style:style>
  </office:automatic-styles>
  <office:body>
    <office:chart>
      <chart:chart svg:width="12.384cm" svg:height="6.522cm" xlink:href="." xlink:type="simple" chart:class="chart:bar" chart:style-name="ch1">
        <chart:title svg:x="4.662cm" svg:y="0.266cm" chart:style-name="ch2">
          <text:p>Disponible</text:p>
        </chart:title>
        <chart:legend chart:legend-position="end" svg:x="10.147cm" svg:y="2.988cm" style:legend-expansion="high" chart:style-name="ch3"/>
        <chart:plot-area chart:style-name="ch4" chart:data-source-has-labels="both" svg:x="0.247cm" svg:y="1.413cm" svg:width="9.653cm" svg:height="4.979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856cm" svg:y="1.422cm" svg:width="9.044cm" svg:height="4.37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onible</text:p>
              </table:table-cell>
            </table:table-row>
          </table:table-header-rows>
          <table:table-rows>
            <table:table-row>
              <table:table-cell office:value-type="string">
                <text:p>Ios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window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chat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ndoird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e6595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73f3c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a9346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54e7f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3b879c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27637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978b1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34a48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1af53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75d97"/>
      <style:text-properties fo:color="#000000" style:text-position="0% 100%" fo:font-family="Calibri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6a1b9"/>
      <style:text-properties fo:color="#000000" style:text-position="0% 100%" fo:font-family="Calibri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78c41"/>
      <style:text-properties fo:color="#000000" style:text-position="0% 100%" fo:font-family="Calibri" fo:font-size="10pt" style:font-size-asian="10pt" style:font-size-complex="10pt"/>
    </style:style>
    <style:style style:name="ch19" style:family="chart">
      <style:chart-properties chart:solid-type="cuboid"/>
    </style:style>
    <style:style style:name="ch2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e9bc7"/>
      <style:text-properties fo:color="#000000" style:text-position="0% 100%" fo:font-family="Calibri" fo:font-size="10pt" style:font-size-asian="10pt" style:font-size-complex="10pt"/>
    </style:style>
    <style:style style:name="ch2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ca7e7d"/>
      <style:text-properties fo:color="#000000" style:text-position="0% 100%" fo:font-family="Calibri" fo:font-size="10pt" style:font-size-asian="10pt" style:font-size-complex="10pt"/>
    </style:style>
    <style:style style:name="ch22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adc683"/>
      <style:text-properties fo:color="#000000" style:text-position="0% 100%" fo:font-family="Calibri" fo:font-size="10pt" style:font-size-asian="10pt" style:font-size-complex="10pt"/>
    </style:style>
    <style:style style:name="ch23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a89b2"/>
      <style:text-properties fo:color="#000000" style:text-position="0% 100%" fo:font-family="Calibri" fo:font-size="10pt" style:font-size-asian="10pt" style:font-size-complex="10pt"/>
    </style:style>
    <style:style style:name="ch24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cbacf"/>
      <style:text-properties fo:color="#000000" style:text-position="0% 100%" fo:font-family="Calibri" fo:font-size="10pt" style:font-size-asian="10pt" style:font-size-complex="10pt"/>
    </style:style>
    <style:style style:name="ch25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8aa7a"/>
      <style:text-properties fo:color="#000000" style:text-position="0% 100%" fo:font-family="Calibri" fo:font-size="10pt" style:font-size-asian="10pt" style:font-size-complex="10pt"/>
    </style:style>
    <style:style style:name="ch2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5c3db"/>
      <style:text-properties fo:color="#000000" style:text-position="0% 100%" fo:font-family="Calibri" fo:font-size="10pt" style:font-size-asian="10pt" style:font-size-complex="10pt"/>
    </style:style>
    <style:style style:name="ch2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ddb5b5"/>
      <style:text-properties fo:color="#000000" style:text-position="0% 100%" fo:font-family="Calibri" fo:font-size="10pt" style:font-size-asian="10pt" style:font-size-complex="10pt"/>
    </style:style>
    <style:style style:name="ch28" style:family="chart">
      <style:graphic-properties svg:stroke-width="0.071cm" draw:fill="none" draw:fill-color="#d9d9d9"/>
    </style:style>
    <style:style style:name="ch29" style:family="chart">
      <style:graphic-properties draw:stroke="solid" svg:stroke-width="0.026cm" svg:stroke-color="#878787" draw:fill="none" draw:fill-color="#d9d9d9"/>
    </style:style>
  </office:automatic-styles>
  <office:body>
    <office:chart>
      <chart:chart svg:width="16.149cm" svg:height="9.535cm" xlink:href="." xlink:type="simple" chart:class="chart:bar" chart:style-name="ch1">
        <chart:legend chart:legend-position="end" svg:x="10.923cm" svg:y="0.267cm" style:legend-expansion="high" chart:style-name="ch2"/>
        <chart:plot-area chart:style-name="ch3" chart:data-source-has-labels="both" svg:x="0.322cm" svg:y="0.19cm" svg:width="10.279cm" svg:height="9.155cm" dr3d:transform="matrix (0.813593004175761 0.15038448509688 0.56165018490018 -0.536204087100525 0.567596042507426 0.624755879929594 -0.224836830908446 -0.809456137892632 0.542428944927344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0.943cm" svg:y="0.19cm" svg:width="9.645cm" svg:height="8.996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local-table.$B$1:.$B$1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2" chart:label-cell-address="local-table.$A$2" chart:class="chart:bar">
            <chart:data-point/>
          </chart:series>
          <chart:series chart:style-name="ch8" chart:values-cell-range-address="local-table.$B$3:.$B$3" chart:label-cell-address="local-table.$A$3" chart:class="chart:bar">
            <chart:data-point/>
          </chart:series>
          <chart:series chart:style-name="ch9" chart:values-cell-range-address="local-table.$B$4:.$B$4" chart:label-cell-address="local-table.$A$4" chart:class="chart:bar">
            <chart:data-point/>
          </chart:series>
          <chart:series chart:style-name="ch10" chart:values-cell-range-address="local-table.$B$5:.$B$5" chart:label-cell-address="local-table.$A$5" chart:class="chart:bar">
            <chart:data-point/>
          </chart:series>
          <chart:series chart:style-name="ch11" chart:values-cell-range-address="local-table.$B$6:.$B$6" chart:label-cell-address="local-table.$A$6" chart:class="chart:bar">
            <chart:data-point/>
          </chart:series>
          <chart:series chart:style-name="ch12" chart:values-cell-range-address="local-table.$B$7:.$B$7" chart:label-cell-address="local-table.$A$7" chart:class="chart:bar">
            <chart:data-point/>
          </chart:series>
          <chart:series chart:style-name="ch13" chart:values-cell-range-address="local-table.$B$8:.$B$8" chart:label-cell-address="local-table.$A$8" chart:class="chart:bar">
            <chart:data-point/>
          </chart:series>
          <chart:series chart:style-name="ch14" chart:values-cell-range-address="local-table.$B$9:.$B$9" chart:label-cell-address="local-table.$A$9" chart:class="chart:bar">
            <chart:data-point/>
          </chart:series>
          <chart:series chart:style-name="ch15" chart:values-cell-range-address="local-table.$B$10:.$B$10" chart:label-cell-address="local-table.$A$10" chart:class="chart:bar">
            <chart:data-point/>
          </chart:series>
          <chart:series chart:style-name="ch16" chart:values-cell-range-address="local-table.$B$11:.$B$11" chart:label-cell-address="local-table.$A$11" chart:class="chart:bar">
            <chart:data-point/>
          </chart:series>
          <chart:series chart:style-name="ch17" chart:values-cell-range-address="local-table.$B$12:.$B$12" chart:label-cell-address="local-table.$A$12" chart:class="chart:bar">
            <chart:data-point/>
          </chart:series>
          <chart:series chart:style-name="ch18" chart:values-cell-range-address="local-table.$B$13:.$B$13" chart:label-cell-address="local-table.$A$13" chart:class="chart:bar">
            <chart:data-point chart:style-name="ch19"/>
          </chart:series>
          <chart:series chart:style-name="ch20" chart:values-cell-range-address="local-table.$B$14:.$B$14" chart:label-cell-address="local-table.$A$14" chart:class="chart:bar">
            <chart:data-point/>
          </chart:series>
          <chart:series chart:style-name="ch21" chart:values-cell-range-address="local-table.$B$15:.$B$15" chart:label-cell-address="local-table.$A$15" chart:class="chart:bar">
            <chart:data-point/>
          </chart:series>
          <chart:series chart:style-name="ch22" chart:values-cell-range-address="local-table.$B$16:.$B$16" chart:label-cell-address="local-table.$A$16" chart:class="chart:bar">
            <chart:data-point/>
          </chart:series>
          <chart:series chart:style-name="ch23" chart:values-cell-range-address="local-table.$B$17:.$B$17" chart:label-cell-address="local-table.$A$17" chart:class="chart:bar">
            <chart:data-point/>
          </chart:series>
          <chart:series chart:style-name="ch24" chart:values-cell-range-address="local-table.$B$18:.$B$18" chart:label-cell-address="local-table.$A$18" chart:class="chart:bar">
            <chart:data-point/>
          </chart:series>
          <chart:series chart:style-name="ch25" chart:values-cell-range-address="local-table.$B$19:.$B$19" chart:label-cell-address="local-table.$A$19" chart:class="chart:bar">
            <chart:data-point/>
          </chart:series>
          <chart:series chart:style-name="ch26" chart:values-cell-range-address="local-table.$B$20:.$B$20" chart:label-cell-address="local-table.$A$20" chart:class="chart:bar">
            <chart:data-point/>
          </chart:series>
          <chart:series chart:style-name="ch27" chart:values-cell-range-address="local-table.$B$21:.$B$21" chart:label-cell-address="local-table.$A$21" chart:class="chart:bar">
            <chart:data-point/>
          </chart:series>
          <chart:wall chart:style-name="ch28"/>
          <chart:floor chart:style-name="ch2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irbnb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Bahia Principe Hotels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Balneari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arceló Experience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Booking.com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Hilton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Hoteles.com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Logitravel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InterContinental Hotels &amp; Resorts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Marriot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Tonight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TripAdvisor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Trivago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Everytrail Pro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eocaching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golpsplan</text:p>
              </table:table-cell>
              <table:table-cell office:value-type="float" office:value="18.1">
                <text:p>18.1</text:p>
              </table:table-cell>
            </table:table-row>
            <table:table-row>
              <table:table-cell office:value-type="string">
                <text:p>JourSail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Naturapps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Naviki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Oruxmaps</text:p>
              </table:table-cell>
              <table:table-cell office:value-type="float" office:value="9.1">
                <text:p>9.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